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119" officeooo:paragraph-rsid="00056119"/>
    </style:style>
    <style:style style:name="P2" style:family="paragraph" style:parent-style-name="Standard">
      <style:text-properties style:font-name="sans-serif" fo:font-size="12.75pt" officeooo:rsid="00056119" officeooo:paragraph-rsid="00056119"/>
    </style:style>
    <style:style style:name="P3" style:family="paragraph" style:parent-style-name="Standard">
      <style:text-properties style:font-name="serif" fo:font-size="10.5pt"/>
    </style:style>
    <style:style style:name="P4" style:family="paragraph" style:parent-style-name="Standard">
      <style:text-properties style:font-name="serif" fo:font-size="10.5pt" officeooo:paragraph-rsid="00081181"/>
    </style:style>
    <style:style style:name="P5" style:family="paragraph" style:parent-style-name="Standard">
      <style:text-properties officeooo:rsid="00063626" officeooo:paragraph-rsid="00063626"/>
    </style:style>
    <style:style style:name="P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063626" officeooo:paragraph-rsid="00063626"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063626" officeooo:paragraph-rsid="00063626" style:text-blinking="false" fo:background-color="transparent"/>
    </style:style>
    <style:style style:name="P8"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056119" officeooo:paragraph-rsid="00081181" style:text-blinking="false" fo:background-color="transparent"/>
    </style:style>
    <style:style style:name="P9" style:family="paragraph" style:parent-style-name="Standard">
      <style:text-properties fo:font-variant="normal" fo:text-transform="none" fo:color="#000000" style:text-line-through-style="none" style:text-line-through-type="none" style:font-name="Times New Roman" fo:font-size="14pt" fo:font-style="normal" style:text-underline-style="none" fo:font-weight="normal" officeooo:rsid="00056119" officeooo:paragraph-rsid="00081181" style:text-blinking="false" fo:background-color="transparent" style:font-size-asian="14pt" style:font-size-complex="14pt"/>
    </style:style>
    <style:style style:name="P10" style:family="paragraph" style:parent-style-name="Standard">
      <style:text-properties fo:font-variant="normal" fo:text-transform="none" fo:color="#000000" style:text-line-through-style="none" style:text-line-through-type="none" style:font-name="sans-serif" fo:font-size="12.75pt" fo:font-style="normal" style:text-underline-style="none" fo:font-weight="normal" officeooo:rsid="00056119" officeooo:paragraph-rsid="00081181"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serif" fo:font-size="12pt" fo:font-style="normal" style:text-underline-style="none" fo:font-weight="normal" officeooo:rsid="00056119" officeooo:paragraph-rsid="000a7991" style:text-blinking="false" fo:background-color="transparent" style:font-size-asian="12pt" style:font-size-complex="12pt"/>
    </style:style>
    <style:style style:name="P12" style:family="paragraph" style:parent-style-name="Standard">
      <style:text-properties style:font-name="serif" fo:font-size="14pt" style:font-size-asian="14pt" style:font-size-complex="14pt"/>
    </style:style>
    <style:style style:name="P13" style:family="paragraph" style:parent-style-name="Standard">
      <style:text-properties style:font-name="Times New Roman" fo:font-size="14pt" officeooo:paragraph-rsid="000a7991" style:font-size-asian="14pt" style:font-size-complex="14pt"/>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56119"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officeooo:rsid="00088c3e"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serif" fo:font-size="12pt" fo:font-style="normal" style:text-underline-style="none" fo:font-weight="normal" officeooo:rsid="00088c3e" style:text-blinking="false" fo:background-color="transparent" loext:char-shading-value="0" style:font-size-asian="12pt" style:font-size-complex="12pt"/>
    </style:style>
    <style:style style:name="T5" style:family="text">
      <style:text-properties officeooo:rsid="00088c3e"/>
    </style:style>
    <style:style style:name="T6" style:family="text">
      <style:text-properties style:font-name="serif" officeooo:rsid="00088c3e"/>
    </style:style>
    <style:style style:name="T7" style:family="text">
      <style:text-properties style:font-name="serif" fo:font-size="12pt" style:font-size-asian="12pt" style:font-size-complex="12pt"/>
    </style:style>
    <style:style style:name="T8" style:family="text">
      <style:text-properties style:font-name="serif" fo:font-size="12pt" officeooo:rsid="00088c3e" style:font-size-asian="12pt" style:font-size-complex="12pt"/>
    </style:style>
    <style:style style:name="T9" style:family="text">
      <style:text-properties fo:font-size="12pt" officeooo:rsid="00088c3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nse, Detect and Avoid (SDA)</text:p>
      <text:p text:style-name="P3"/>
      <text:p text:style-name="P3">The obstacle avoidance algorithm was ground tested using hardware-</text:p>
      <text:p text:style-name="P3">in-the-loop simulations to pin-point required </text:p>
      <text:p text:style-name="P3">parametric changes to the algorithm, thus fine-tuning the algorithm to a flight-ready state. Intensive testing showed </text:p>
      <text:p text:style-name="P3">that the optimization algorithm used was capable of rerouting the UAS when presented with obstacle data and the </text:p>
      <text:p text:style-name="P3">original flight path. </text:p>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text:bookmark text:name="docs-internal-guid-89e2b08e-528e-241e-23a3-e5dc3546389f"/>Multiple computers were made to communicate to interop so that failure of one system would not affect the upload of data to interop and would divide the process among all computers thus increasing the speed of computation  and uploading.</text:p>
      <text:p text:style-name="P5"/>
      <text:p text:style-name="P5">To avoid the affect of data upload when one system fails ,m<text:span text:style-name="T1">ultiple computers were made to communicate to interop and all the processess were divided among all the computers to increase the speed of computation and uploading</text:span></text:p>
      <text:p text:style-name="P6"/>
      <text:p text:style-name="P6"/>
      <text:p text:style-name="P4"/>
      <text:p text:style-name="P8"/>
      <text:p text:style-name="P8"/>
      <text:p text:style-name="P10"><text:span text:style-name="T5">3.</text:span>3 Sense, Detect and Avoid (SDA)</text:p>
      <text:p text:style-name="P12">The obstacle avoidance algorithm was ground tested using hardware-in-the-loop simulations to pin-point required </text:p>
      <text:p text:style-name="P12">parametric changes to the algorithm, thus fine-tuning the algorithm to a flight-ready state. Intensive testing showed </text:p>
      <text:p text:style-name="P12">that the optimization algorithm used was capable of rerouting the UAS when presented with obstacle data and the </text:p>
      <text:p text:style-name="P12">original flight path. </text:p>
      <text:p text:style-name="P9"/>
      <text:p text:style-name="P9"/>
      <text:p text:style-name="P13"><text:span text:style-name="T2"><text:tab/></text:span><text:span text:style-name="T3">Using </text:span><text:span text:style-name="T4">hardware-in-the-loop simulations</text:span><text:span text:style-name="T3"> the </text:span><text:span text:style-name="T4">obstacle avoidance algorithm </text:span><text:span text:style-name="T3">was ground tested to attain the parameters that was required to make changes in the algorithm. Thus the algorithm was tuned into a flight ready state after taking all the parameters into consideration. </text:span><text:span text:style-name="T4">Intensive testing showed </text:span><text:span text:style-name="T7">that the optimization algorithm used was capable of rerouting the UAS when presented with obstacle data and the </text:span></text:p>
      <text:p text:style-name="P11">original flight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20:05:34.379821238</meta:creation-date>
    <meta:editing-duration>PT1M56S</meta:editing-duration>
    <meta:editing-cycles>2</meta:editing-cycles>
    <meta:generator>LibreOffice/5.1.6.2$Linux_X86_64 LibreOffice_project/10m0$Build-2</meta:generator>
    <dc:date>2017-04-12T20:28:00.691812243</dc:date>
    <meta:document-statistic meta:table-count="0" meta:image-count="0" meta:object-count="0" meta:page-count="1" meta:paragraph-count="15" meta:word-count="252" meta:character-count="1683" meta:non-whitespace-character-count="1435"/>
  </office:meta>
</office:document-meta>
</file>